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062b" officeooo:paragraph-rsid="0003062b"/>
    </style:style>
    <style:style style:name="P2" style:family="paragraph" style:parent-style-name="Standard">
      <style:text-properties officeooo:rsid="0003062b" officeooo:paragraph-rsid="0003229c"/>
    </style:style>
    <style:style style:name="P3" style:family="paragraph" style:parent-style-name="Standard">
      <style:text-properties officeooo:rsid="0003229c" officeooo:paragraph-rsid="0003229c"/>
    </style:style>
    <style:style style:name="P4" style:family="paragraph" style:parent-style-name="Standard">
      <style:text-properties officeooo:rsid="000591c1" officeooo:paragraph-rsid="000591c1"/>
    </style:style>
    <style:style style:name="P5" style:family="paragraph" style:parent-style-name="Standard">
      <style:text-properties officeooo:rsid="000591c1" officeooo:paragraph-rsid="0005e285"/>
    </style:style>
    <style:style style:name="P6" style:family="paragraph" style:parent-style-name="Text_20_body">
      <style:text-properties officeooo:rsid="000591c1" officeooo:paragraph-rsid="0005e285"/>
    </style:style>
    <style:style style:name="P7" style:family="paragraph" style:parent-style-name="Standard">
      <style:text-properties officeooo:rsid="000591c1" officeooo:paragraph-rsid="0007cf08"/>
    </style:style>
    <style:style style:name="P8" style:family="paragraph" style:parent-style-name="Standard">
      <style:text-properties officeooo:rsid="0005e285" officeooo:paragraph-rsid="0005e285"/>
    </style:style>
    <style:style style:name="P9" style:family="paragraph" style:parent-style-name="Standard">
      <style:text-properties officeooo:paragraph-rsid="0007cf08"/>
    </style:style>
    <style:style style:name="P10" style:family="paragraph" style:parent-style-name="Standard">
      <style:text-properties officeooo:rsid="0003062b" officeooo:paragraph-rsid="000b716b"/>
    </style:style>
    <style:style style:name="P11" style:family="paragraph" style:parent-style-name="Standard">
      <style:text-properties officeooo:rsid="0003062b" officeooo:paragraph-rsid="0003062b"/>
    </style:style>
    <style:style style:name="P12" style:family="paragraph" style:parent-style-name="Standard">
      <style:text-properties officeooo:rsid="0003062b" officeooo:paragraph-rsid="0003229c"/>
    </style:style>
    <style:style style:name="P13" style:family="paragraph" style:parent-style-name="Standard">
      <style:text-properties officeooo:rsid="000d3c82" officeooo:paragraph-rsid="000d3c82"/>
    </style:style>
    <style:style style:name="P14" style:family="paragraph" style:parent-style-name="Standard">
      <style:text-properties officeooo:rsid="000e1647" officeooo:paragraph-rsid="000e1647"/>
    </style:style>
    <style:style style:name="P15" style:family="paragraph" style:parent-style-name="Standard">
      <style:text-properties officeooo:rsid="000f08a2" officeooo:paragraph-rsid="000f08a2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cm" fo:margin-bottom="0cm" style:contextual-spacing="false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margin-top="0cm" fo:margin-bottom="0cm" style:contextual-spacing="false"/>
    </style:style>
    <style:style style:name="P20" style:family="paragraph" style:parent-style-name="Text_20_body" style:list-style-name="L3"/>
    <style:style style:name="P21" style:family="paragraph" style:parent-style-name="Text_20_body" style:list-style-name="L3">
      <style:paragraph-properties fo:margin-top="0cm" fo:margin-bottom="0cm" style:contextual-spacing="false"/>
    </style:style>
    <style:style style:name="P22" style:family="paragraph" style:parent-style-name="Text_20_body" style:list-style-name="L4"/>
    <style:style style:name="P23" style:family="paragraph" style:parent-style-name="Text_20_body" style:list-style-name="L4">
      <style:paragraph-properties fo:margin-top="0cm" fo:margin-bottom="0cm" style:contextual-spacing="false"/>
    </style:style>
    <style:style style:name="P24" style:family="paragraph" style:parent-style-name="Text_20_body" style:list-style-name="L5"/>
    <style:style style:name="P25" style:family="paragraph" style:parent-style-name="Text_20_body" style:list-style-name="L5">
      <style:paragraph-properties fo:margin-top="0cm" fo:margin-bottom="0cm" style:contextual-spacing="false"/>
    </style:style>
    <style:style style:name="P26" style:family="paragraph" style:parent-style-name="Text_20_body" style:list-style-name="L6"/>
    <style:style style:name="P27" style:family="paragraph" style:parent-style-name="Text_20_body" style:list-style-name="L6">
      <style:paragraph-properties fo:margin-top="0cm" fo:margin-bottom="0cm" style:contextual-spacing="false"/>
    </style:style>
    <style:style style:name="P28" style:family="paragraph" style:parent-style-name="Text_20_body" style:list-style-name="L7"/>
    <style:style style:name="P29" style:family="paragraph" style:parent-style-name="Text_20_body" style:list-style-name="L7">
      <style:paragraph-properties fo:margin-top="0cm" fo:margin-bottom="0cm" style:contextual-spacing="false"/>
    </style:style>
    <style:style style:name="P30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03229c"/>
    </style:style>
    <style:style style:name="T2" style:family="text">
      <style:text-properties officeooo:rsid="0004315a"/>
    </style:style>
    <style:style style:name="T3" style:family="text">
      <style:text-properties officeooo:rsid="0005e285"/>
    </style:style>
    <style:style style:name="T4" style:family="text">
      <style:text-properties officeooo:rsid="000591c1"/>
    </style:style>
    <style:style style:name="T5" style:family="text">
      <style:text-properties officeooo:rsid="000b716b"/>
    </style:style>
    <style:style style:name="T6" style:family="text">
      <style:text-properties officeooo:rsid="000e164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More than 3 activities<text:line-break/><text:line-break/>One Sensor is used</text:p>
      <text:p text:style-name="P1"/>
      <text:p text:style-name="P1">Use database or files within the mobile device</text:p>
      <text:p text:style-name="P1"/>
      <text:p text:style-name="P1"/>
      <text:p text:style-name="P10">Creating a students <text:span text:style-name="T5">support platform</text:span>: <text:line-break/><text:line-break/>Students are gathering on the platform and able to gather related to the <text:span text:style-name="T1">Module</text:span><text:span text:style-name="T5">s</text:span><text:line-break/></text:p>
      <text:p text:style-name="P10"><text:span text:style-name="T5">Actors: User (Student)</text:span></text:p>
      <text:p text:style-name="P10"><text:line-break/>* Student. </text:p>
      <text:p text:style-name="P1">-Student id</text:p>
      <text:p text:style-name="P13">-Student Name</text:p>
      <text:p text:style-name="P13">-Student Surname</text:p>
      <text:p text:style-name="P13">-Student Modules Completed</text:p>
      <text:p text:style-name="P13">-Student Modules Current</text:p>
      <text:p text:style-name="P15">-Student location for meetings</text:p>
      <text:p text:style-name="P15">-Student current location</text:p>
      <text:p text:style-name="P13"/>
      <text:p text:style-name="P13">*Module</text:p>
      <text:p text:style-name="P14">Module ID</text:p>
      <text:p text:style-name="P14">Module Name</text:p>
      <text:p text:style-name="P13">Professor name</text:p>
      <text:p text:style-name="P1"/>
      <text:p text:style-name="P13">*Notification of request for ongoing Module</text:p>
      <text:p text:style-name="P13">notification ID</text:p>
      <text:p text:style-name="P13">Notification text</text:p>
      <text:p text:style-name="P13">Date </text:p>
      <text:p text:style-name="P13">time </text:p>
      <text:p text:style-name="P14">Status: Created/Accepted/Rejected</text:p>
      <text:p text:style-name="P13"/>
      <text:p text:style-name="P13"><text:s/>*Notification for <text:span text:style-name="T6">help request for completed Module</text:span></text:p>
      <text:p text:style-name="P14">notification ID</text:p>
      <text:p text:style-name="P14">Notification Text <text:line-break/>Date <text:line-break/>Time</text:p>
      <text:p text:style-name="P14">Status Created/Accepted/Rejected</text:p>
      <text:p text:style-name="P14"/>
      <text:p text:style-name="P2"/>
      <text:p text:style-name="P2">Sensor is Location. <text:line-break/>Showing distance between students or lecturers. </text:p>
      <text:p text:style-name="P2"/>
      <text:p text:style-name="P3">Functionality: <text:line-break/><text:line-break/>Chat <text:line-break/><text:line-break/>Map Representation with Current location of the student <text:line-break/>locations of another students / lecturers <text:s/>and option to send them message</text:p>
      <text:p text:style-name="P3"><text:soft-page-break/>that related to filtered subject. </text:p>
      <text:p text:style-name="P2"/>
      <text:p text:style-name="P2"><text:line-break/><text:span text:style-name="T1">Notification for logged in user</text:span></text:p>
      <text:p text:style-name="P2"/>
      <text:p text:style-name="P3">List of Messages</text:p>
      <text:p text:style-name="P3"/>
      <text:p text:style-name="P3">List of contacts <text:span text:style-name="T2">with option to make message </text:span></text:p>
      <text:p text:style-name="P3"/>
      <text:p text:style-name="P3"/>
      <text:p text:style-name="P5">Project Goal: <text:line-break/><text:line-break/>Developed mobile application that will help students to communicate in relation to the study subjects and support. </text:p>
      <text:p text:style-name="P5"/>
      <text:p text:style-name="P5"><text:span text:style-name="T3">As a free service market place of study mentoring</text:span><text:line-break/><text:line-break/>2 Users Type: <text:line-break/><text:line-break/>Student </text:p>
      <text:p text:style-name="P4"/>
      <text:p text:style-name="P4"/>
      <text:p text:style-name="P4">Professor</text:p>
      <text:p text:style-name="P4"/>
      <text:p text:style-name="P4"/>
      <text:p text:style-name="P4">Functionalities: <text:line-break/><text:line-break/>Student: </text:p>
      <text:p text:style-name="P4"/>
      <text:p text:style-name="P9"><text:span text:style-name="T4">* Create Profile <text:line-break/>Personal Info; <text:tab/><text:tab/>Location </text:span><text:span text:style-name="T3">for contact</text:span><text:span text:style-name="T4"><text:tab/>Faculty<text:tab/>Course<text:tab/>Name <text:tab/> <text:tab/>Stage<text:tab/><text:tab/>Module (Modu</text:span>Creating a mobile application where students can communicate in chats and offer help with subjects involves several key features and considerations. Here’s a comprehensive guide on how to approach the development and functionality of such an app:</text:p>
      <text:h text:style-name="Heading_20_3" text:outline-level="3">Key Features</text:h>
      <text:list xml:id="list2332257035" text:style-name="L1">
        <text:list-item>
          <text:p text:style-name="P16"><text:span text:style-name="Strong_20_Emphasis">User Registration and Profiles</text:span></text:p>
          <text:list>
            <text:list-item>
              <text:p text:style-name="P17"><text:span text:style-name="Strong_20_Emphasis">Sign Up/Log In</text:span>: Email, phone number, or social media integration.</text:p>
            </text:list-item>
            <text:list-item>
              <text:p text:style-name="P17"><text:span text:style-name="Strong_20_Emphasis">Profiles</text:span>: Personal info, subjects of expertise, and areas needing help.</text:p>
            </text:list-item>
          </text:list>
        </text:list-item>
        <text:list-item>
          <text:p text:style-name="P16"><text:span text:style-name="Strong_20_Emphasis">Chat Functionality</text:span></text:p>
          <text:list>
            <text:list-item>
              <text:p text:style-name="P17"><text:span text:style-name="Strong_20_Emphasis">One-on-One Chats</text:span>: Direct messaging between students.</text:p>
            </text:list-item>
            <text:list-item>
              <text:p text:style-name="P17"><text:span text:style-name="Strong_20_Emphasis">Group Chats</text:span>: For study groups or classes.</text:p>
            </text:list-item>
            <text:list-item>
              <text:p text:style-name="P17"><text:span text:style-name="Strong_20_Emphasis">Threaded Conversations</text:span>: Organize topics within chats.</text:p>
            </text:list-item>
          </text:list>
        </text:list-item>
        <text:list-item>
          <text:p text:style-name="P16"><text:span text:style-name="Strong_20_Emphasis">Subject-specific Help</text:span></text:p>
          <text:list>
            <text:list-item>
              <text:p text:style-name="P17"><text:span text:style-name="Strong_20_Emphasis">Subject Categories</text:span>: Organize chats and groups by subject.</text:p>
            </text:list-item>
            <text:list-item>
              <text:p text:style-name="P17"><text:span text:style-name="Strong_20_Emphasis">Search Functionality</text:span>: Find students or groups based on subjects.</text:p>
            </text:list-item>
            <text:list-item>
              <text:p text:style-name="P17"><text:span text:style-name="Strong_20_Emphasis">Question Posting</text:span>: Post questions and get answers from peers.</text:p>
            </text:list-item>
          </text:list>
        </text:list-item>
        <text:list-item>
          <text:p text:style-name="P16"><text:span text:style-name="Strong_20_Emphasis">Notifications</text:span></text:p>
          <text:list>
            <text:list-item>
              <text:p text:style-name="P17"><text:soft-page-break/><text:span text:style-name="Strong_20_Emphasis">Real-time Notifications</text:span>: For new messages, replies, or group activities.</text:p>
            </text:list-item>
            <text:list-item>
              <text:p text:style-name="P17"><text:span text:style-name="Strong_20_Emphasis">Push Notifications</text:span>: Stay updated without opening the app.</text:p>
            </text:list-item>
          </text:list>
        </text:list-item>
        <text:list-item>
          <text:p text:style-name="P16"><text:span text:style-name="Strong_20_Emphasis">Collaboration Tools</text:span></text:p>
          <text:list>
            <text:list-item>
              <text:p text:style-name="P17"><text:span text:style-name="Strong_20_Emphasis">File Sharing</text:span>: Upload and share documents, images, etc.</text:p>
            </text:list-item>
            <text:list-item>
              <text:p text:style-name="P17"><text:span text:style-name="Strong_20_Emphasis">Whiteboard</text:span>: Collaborative space for drawing and brainstorming.</text:p>
            </text:list-item>
            <text:list-item>
              <text:p text:style-name="P17"><text:span text:style-name="Strong_20_Emphasis">Calendar Integration</text:span>: Schedule study sessions or group meetings.</text:p>
            </text:list-item>
          </text:list>
        </text:list-item>
        <text:list-item>
          <text:p text:style-name="P16"><text:span text:style-name="Strong_20_Emphasis">Security and Moderation</text:span></text:p>
          <text:list>
            <text:list-item>
              <text:p text:style-name="P17"><text:span text:style-name="Strong_20_Emphasis">Content Moderation</text:span>: Ensure appropriate behavior and content.</text:p>
            </text:list-item>
            <text:list-item>
              <text:p text:style-name="P17"><text:span text:style-name="Strong_20_Emphasis">Report and Block</text:span>: Features for users to report inappropriate behavior.</text:p>
            </text:list-item>
            <text:list-item>
              <text:p text:style-name="P17"><text:span text:style-name="Strong_20_Emphasis">Data Privacy</text:span>: Protect user data with encryption and privacy policies.</text:p>
            </text:list-item>
          </text:list>
        </text:list-item>
        <text:list-item>
          <text:p text:style-name="P16"><text:span text:style-name="Strong_20_Emphasis">Additional Features</text:span></text:p>
          <text:list>
            <text:list-item>
              <text:p text:style-name="P17"><text:span text:style-name="Strong_20_Emphasis">Tutoring Services</text:span>: Option to book sessions with tutors.</text:p>
            </text:list-item>
            <text:list-item>
              <text:p text:style-name="P17"><text:span text:style-name="Strong_20_Emphasis">Resource Library</text:span>: Access to study materials and guides.</text:p>
            </text:list-item>
            <text:list-item>
              <text:p text:style-name="P16"><text:span text:style-name="Strong_20_Emphasis">Gamification</text:span>: Points and rewards for helping others.</text:p>
            </text:list-item>
          </text:list>
        </text:list-item>
      </text:list>
      <text:h text:style-name="Heading_20_3" text:outline-level="3">Development Considerations</text:h>
      <text:list xml:id="list1283858432" text:style-name="L2">
        <text:list-item>
          <text:p text:style-name="P18"><text:span text:style-name="Strong_20_Emphasis">Platform Choice</text:span></text:p>
          <text:list>
            <text:list-item>
              <text:p text:style-name="P19"><text:span text:style-name="Strong_20_Emphasis">Cross-Platform</text:span>: Use frameworks like Flutter or React Native to develop for both iOS and Android.</text:p>
            </text:list-item>
            <text:list-item>
              <text:p text:style-name="P19"><text:span text:style-name="Strong_20_Emphasis">Native Development</text:span>: Separate apps for iOS (Swift) and Android (Kotlin/Java).</text:p>
            </text:list-item>
          </text:list>
        </text:list-item>
        <text:list-item>
          <text:p text:style-name="P18"><text:span text:style-name="Strong_20_Emphasis">Backend Infrastructure</text:span></text:p>
          <text:list>
            <text:list-item>
              <text:p text:style-name="P19"><text:span text:style-name="Strong_20_Emphasis">Real-time Database</text:span>: Use Firebase for real-time chat functionality.</text:p>
            </text:list-item>
            <text:list-item>
              <text:p text:style-name="P19"><text:span text:style-name="Strong_20_Emphasis">Server and Hosting</text:span>: AWS, Google Cloud, or Azure for scalable hosting solutions.</text:p>
            </text:list-item>
          </text:list>
        </text:list-item>
        <text:list-item>
          <text:p text:style-name="P18"><text:span text:style-name="Strong_20_Emphasis">User Interface Design</text:span></text:p>
          <text:list>
            <text:list-item>
              <text:p text:style-name="P19"><text:span text:style-name="Strong_20_Emphasis">Intuitive Design</text:span>: Easy navigation and user-friendly interface.</text:p>
            </text:list-item>
            <text:list-item>
              <text:p text:style-name="P19"><text:span text:style-name="Strong_20_Emphasis">Consistent UI/UX</text:span>: Ensure a cohesive and visually appealing design.</text:p>
            </text:list-item>
          </text:list>
        </text:list-item>
        <text:list-item>
          <text:p text:style-name="P18"><text:span text:style-name="Strong_20_Emphasis">Scalability and Performance</text:span></text:p>
          <text:list>
            <text:list-item>
              <text:p text:style-name="P19"><text:span text:style-name="Strong_20_Emphasis">Load Management</text:span>: Efficient handling of large numbers of users and messages.</text:p>
            </text:list-item>
            <text:list-item>
              <text:p text:style-name="P18"><text:span text:style-name="Strong_20_Emphasis">Performance Optimization</text:span>: Minimize load times and ensure smooth interactions.</text:p>
            </text:list-item>
          </text:list>
        </text:list-item>
      </text:list>
      <text:h text:style-name="Heading_20_3" text:outline-level="3">Steps to Build the Application</text:h>
      <text:list xml:id="list2502626230" text:style-name="L3">
        <text:list-item>
          <text:p text:style-name="P20"><text:span text:style-name="Strong_20_Emphasis">Market Research and Planning</text:span></text:p>
          <text:list>
            <text:list-item>
              <text:p text:style-name="P21">Identify target audience needs and competitive analysis.</text:p>
            </text:list-item>
            <text:list-item>
              <text:p text:style-name="P21">Define the app’s core features and unique selling points.</text:p>
            </text:list-item>
          </text:list>
        </text:list-item>
        <text:list-item>
          <text:p text:style-name="P20"><text:span text:style-name="Strong_20_Emphasis">Design Phase</text:span></text:p>
          <text:list>
            <text:list-item>
              <text:p text:style-name="P21">Create wireframes and mockups for the app.</text:p>
            </text:list-item>
            <text:list-item>
              <text:p text:style-name="P21">Design the user interface and user experience.</text:p>
            </text:list-item>
          </text:list>
        </text:list-item>
        <text:list-item>
          <text:p text:style-name="P20"><text:span text:style-name="Strong_20_Emphasis">Development Phase</text:span></text:p>
          <text:list>
            <text:list-item>
              <text:p text:style-name="P21">Set up the backend infrastructure and database.</text:p>
            </text:list-item>
            <text:list-item>
              <text:p text:style-name="P21">Develop the frontend using chosen frameworks or languages.</text:p>
            </text:list-item>
            <text:list-item>
              <text:p text:style-name="P21">Integrate real-time chat functionality and collaboration tools.</text:p>
            </text:list-item>
            <text:list-item>
              <text:p text:style-name="P21"><text:soft-page-break/>Implement security measures and data privacy protocols.</text:p>
            </text:list-item>
          </text:list>
        </text:list-item>
        <text:list-item>
          <text:p text:style-name="P20"><text:span text:style-name="Strong_20_Emphasis">Testing Phase</text:span></text:p>
          <text:list>
            <text:list-item>
              <text:p text:style-name="P21">Conduct thorough testing to identify and fix bugs.</text:p>
            </text:list-item>
            <text:list-item>
              <text:p text:style-name="P21">Perform user testing to gather feedback and make improvements.</text:p>
            </text:list-item>
          </text:list>
        </text:list-item>
        <text:list-item>
          <text:p text:style-name="P20"><text:span text:style-name="Strong_20_Emphasis">Deployment and Maintenance</text:span></text:p>
          <text:list>
            <text:list-item>
              <text:p text:style-name="P21">Launch the app on App Store and Google Play.</text:p>
            </text:list-item>
            <text:list-item>
              <text:p text:style-name="P21">Regularly update the app with new features and improvements.</text:p>
            </text:list-item>
            <text:list-item>
              <text:p text:style-name="P20">Monitor user feedback and make necessary adjustments.</text:p>
            </text:list-item>
          </text:list>
        </text:list-item>
      </text:list>
      <text:h text:style-name="Heading_20_3" text:outline-level="3">Example Tech Stack</text:h>
      <text:list xml:id="list3347466462" text:style-name="L4">
        <text:list-item>
          <text:p text:style-name="P23"><text:span text:style-name="Strong_20_Emphasis">Frontend</text:span>: Flutter (Dart) or React Native (JavaScript/TypeScript)</text:p>
        </text:list-item>
        <text:list-item>
          <text:p text:style-name="P23"><text:span text:style-name="Strong_20_Emphasis">Backend</text:span>: Firebase for real-time database, authentication, and cloud functions</text:p>
        </text:list-item>
        <text:list-item>
          <text:p text:style-name="P23"><text:span text:style-name="Strong_20_Emphasis">APIs</text:span>: RESTful APIs for additional functionalities</text:p>
        </text:list-item>
        <text:list-item>
          <text:p text:style-name="P23"><text:span text:style-name="Strong_20_Emphasis">Cloud Services</text:span>: AWS, Google Cloud, or Azure for hosting and scalability</text:p>
        </text:list-item>
        <text:list-item>
          <text:p text:style-name="P23"><text:span text:style-name="Strong_20_Emphasis">Push Notifications</text:span>: Firebase Cloud Messaging (FCM)</text:p>
        </text:list-item>
        <text:list-item>
          <text:p text:style-name="P22"><text:span text:style-name="Strong_20_Emphasis">Security</text:span>: JWT for authentication, SSL/TLS for data encryption</text:p>
        </text:list-item>
      </text:list>
      <text:h text:style-name="Heading_20_3" text:outline-level="3">Prototype and MVP</text:h>
      <text:p text:style-name="Text_20_body">Before fully developing the app, consider creating a prototype or Minimum Viable Product (MVP) to test the concept and gather initial user feedback. This can help in refining features and ensuring the app meets user needs effectively.</text:p>
      <text:h text:style-name="Heading_20_3" text:outline-level="3">Conclusion</text:h>
      <text:p text:style-name="Text_20_body">Developing a mobile application for student communication and subject assistance involves careful planning, robust development, and continuous improvement. By focusing on user needs and incorporating essential features, you can create a valuable tool that enhances student collaboration and learning.</text:p>
      <text:p text:style-name="P7">le Stage)</text:p>
      <text:p text:style-name="P4"/>
      <text:p text:style-name="P4">* See Other Students at Same Faculty, See Professors that are have or had relation to the Modules</text:p>
      <text:p text:style-name="P4"/>
      <text:p text:style-name="P4">Listed by Stage, by Course, by Module</text:p>
      <text:p text:style-name="P4"/>
      <text:p text:style-name="P4">* See other Students on the Map (from current GPS location)</text:p>
      <text:p text:style-name="P4"/>
      <text:p text:style-name="P4">Option to create or continue message</text:p>
      <text:p text:style-name="P4">Option to remove or delete messages</text:p>
      <text:p text:style-name="P4"/>
      <text:p text:style-name="P4">Messaging the selected students or Professors</text:p>
      <text:p text:style-name="P4"/>
      <text:p text:style-name="P4">* Check List Of Messages</text:p>
      <text:p text:style-name="P4"/>
      <text:p text:style-name="P4"/>
      <text:p text:style-name="P4"/>
      <text:p text:style-name="P4">Professors</text:p>
      <text:p text:style-name="P4">*Create Profile</text:p>
      <text:p text:style-name="P4"><text:soft-page-break/>Personal Info, Location <text:span text:style-name="T3">for contact</text:span> , Teaching Modules</text:p>
      <text:p text:style-name="P4"/>
      <text:p text:style-name="P5">* See the listed students that are Currently <text:span text:style-name="T3">have</text:span> or <text:span text:style-name="T3">previously had the module and Professors that were teaching those modules as well.</text:span></text:p>
      <text:p text:style-name="P4"/>
      <text:p text:style-name="P4">* <text:span text:style-name="T3">See locations where they are ok to contact</text:span></text:p>
      <text:p text:style-name="P4"><text:s text:c="2"/></text:p>
      <text:p text:style-name="P5">* <text:span text:style-name="T3">List of messages</text:span></text:p>
      <text:p text:style-name="P6">Creating a mobile application where students can communicate in chats and offer help with subjects involves several key features and considerations. Here’s a comprehensive guide on how to approach the development and functionality of such an app:</text:p>
      <text:h text:style-name="Heading_20_3" text:outline-level="3">Key Features</text:h>
      <text:list xml:id="list1350547914" text:style-name="L5">
        <text:list-item>
          <text:p text:style-name="P24"><text:span text:style-name="Strong_20_Emphasis">User Registration and Profiles</text:span></text:p>
          <text:list>
            <text:list-item>
              <text:p text:style-name="P25"><text:span text:style-name="Strong_20_Emphasis">Sign Up/Log In</text:span>: Email, phone number, or social media integration.</text:p>
            </text:list-item>
            <text:list-item>
              <text:p text:style-name="P25"><text:span text:style-name="Strong_20_Emphasis">Profiles</text:span>: Personal info, subjects of expertise, and areas needing help.</text:p>
            </text:list-item>
          </text:list>
        </text:list-item>
        <text:list-item>
          <text:p text:style-name="P24"><text:span text:style-name="Strong_20_Emphasis">Chat Functionality</text:span></text:p>
          <text:list>
            <text:list-item>
              <text:p text:style-name="P25"><text:span text:style-name="Strong_20_Emphasis">One-on-One Chats</text:span>: Direct messaging between students.</text:p>
            </text:list-item>
            <text:list-item>
              <text:p text:style-name="P25"><text:span text:style-name="Strong_20_Emphasis">Threaded Conversations</text:span>: Organize topics within chats.</text:p>
              <text:p text:style-name="P25"/>
            </text:list-item>
          </text:list>
        </text:list-item>
        <text:list-item>
          <text:p text:style-name="P24"><text:span text:style-name="Strong_20_Emphasis">Notifications</text:span></text:p>
          <text:list>
            <text:list-item>
              <text:p text:style-name="P25"><text:span text:style-name="Strong_20_Emphasis">Real-time Notifications</text:span>: For new messages, replies, or group activities.</text:p>
            </text:list-item>
            <text:list-item>
              <text:p text:style-name="P25"><text:span text:style-name="Strong_20_Emphasis">Push Notifications</text:span>: Stay updated without opening the app.</text:p>
            </text:list-item>
          </text:list>
        </text:list-item>
      </text:list>
      <text:p text:style-name="Text_20_body"><text:span text:style-name="Strong_20_Emphasis"/></text:p>
      <text:list xml:id="list1733314863" text:style-name="L6">
        <text:list-item>
          <text:list>
            <text:list-item>
              <text:p text:style-name="P27"/>
            </text:list-item>
            <text:list-item>
              <text:p text:style-name="P27"><text:span text:style-name="Strong_20_Emphasis">Native Development</text:span>: Android (Kotlin/Java).</text:p>
            </text:list-item>
          </text:list>
        </text:list-item>
        <text:list-item>
          <text:p text:style-name="P26"><text:span text:style-name="Strong_20_Emphasis">Backend Infrastructure</text:span></text:p>
          <text:list>
            <text:list-item>
              <text:p text:style-name="P27"><text:span text:style-name="Strong_20_Emphasis">Real-time Database</text:span>: Use Firebase for real-time chat functionality.</text:p>
            </text:list-item>
          </text:list>
        </text:list-item>
      </text:list>
      <text:p text:style-name="P30"/>
      <text:list xml:id="list221626600834292" text:continue-numbering="true" text:style-name="L6">
        <text:list-item>
          <text:p text:style-name="P26"><text:span text:style-name="Strong_20_Emphasis">User Interface Design</text:span></text:p>
          <text:list>
            <text:list-item>
              <text:p text:style-name="P27"><text:span text:style-name="Strong_20_Emphasis">Intuitive Design</text:span>: Easy navigation and user-friendly interface.</text:p>
            </text:list-item>
            <text:list-item>
              <text:p text:style-name="P27"><text:span text:style-name="Strong_20_Emphasis">Consistent UI/UX</text:span>: Ensure a cohesive and visually appealing design.</text:p>
            </text:list-item>
          </text:list>
        </text:list-item>
      </text:list>
      <text:p text:style-name="Text_20_body"><text:span text:style-name="Strong_20_Emphasis"/></text:p>
      <text:h text:style-name="Heading_20_3" text:outline-level="3">Steps to Build the Application</text:h>
      <text:list xml:id="list2300190838" text:style-name="L7">
        <text:list-item>
          <text:p text:style-name="P28"><text:span text:style-name="Strong_20_Emphasis">Market Research and Planning</text:span></text:p>
          <text:list>
            <text:list-item>
              <text:p text:style-name="P29">Identify target audience needs and competitive analysis.</text:p>
            </text:list-item>
            <text:list-item>
              <text:p text:style-name="P29">Define the app’s core features and unique selling points.</text:p>
            </text:list-item>
          </text:list>
        </text:list-item>
        <text:list-item>
          <text:p text:style-name="P28"><text:span text:style-name="Strong_20_Emphasis">Design Phase</text:span></text:p>
          <text:list>
            <text:list-item>
              <text:p text:style-name="P29">Create wireframes and mockups for the app.</text:p>
            </text:list-item>
            <text:list-item>
              <text:p text:style-name="P29">Design the user interface and user experience.</text:p>
            </text:list-item>
          </text:list>
        </text:list-item>
        <text:list-item>
          <text:p text:style-name="P28"><text:span text:style-name="Strong_20_Emphasis">Development Phase</text:span></text:p>
          <text:list>
            <text:list-item>
              <text:p text:style-name="P29"><text:soft-page-break/>Set up the backend infrastructure and database.</text:p>
            </text:list-item>
            <text:list-item>
              <text:p text:style-name="P29">Develop the frontend using chosen frameworks or languages.</text:p>
            </text:list-item>
            <text:list-item>
              <text:p text:style-name="P29">Integrate real-time chat functionality and collaboration tools.</text:p>
            </text:list-item>
            <text:list-item>
              <text:p text:style-name="P29">Implement security measures and data privacy protocols.</text:p>
            </text:list-item>
          </text:list>
        </text:list-item>
        <text:list-item>
          <text:p text:style-name="P28"><text:span text:style-name="Strong_20_Emphasis">Testing Phase</text:span></text:p>
          <text:list>
            <text:list-item>
              <text:p text:style-name="P29">Conduct thorough testing to identify and fix bugs.</text:p>
            </text:list-item>
            <text:list-item>
              <text:p text:style-name="P29">Perform user testing to gather feedback and make improvements.</text:p>
            </text:list-item>
          </text:list>
        </text:list-item>
      </text:list>
      <text:p text:style-name="Text_20_body"><text:span text:style-name="Strong_20_Emphasis"/></text:p>
      <text:h text:style-name="Heading_20_3" text:outline-level="3"/>
      <text:p text:style-name="P5"><text:lin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8:02:44.293873397</meta:creation-date>
    <dc:date>2024-07-11T22:16:25.735528591</dc:date>
    <meta:editing-duration>PT3H55M24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6" meta:paragraph-count="157" meta:word-count="1167" meta:character-count="7722" meta:non-whitespace-character-count="6759"/>
  </office:meta>
</office:document-meta>
</file>